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ext-properties style:font-name="Arial" fo:font-size="12pt" fo:font-style="italic" style:font-name-asian="Bitstream Vera Sans" style:font-size-asian="12pt" style:font-style-asian="italic" style:font-name-complex="Bitstream Vera Sans" style:font-size-complex="12pt" style:font-style-complex="italic"/>
    </style:style>
    <style:style style:name="ce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ccff" fo:border="0.002cm solid #000000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tyle-asian="italic" style:font-size-complex="12pt" style:font-style-complex="italic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1" style:family="text">
      <style:text-properties fo:font-style="normal" style:font-name-asian="Bitstream Vera Sans" style:font-style-asian="normal" style:font-name-complex="Bitstream Vera Sans" style:font-style-complex="normal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4" office:value-type="string">
            <text:p>Cost</text:p>
          </table:table-cell>
          <table:table-cell table:style-name="ce14"/>
          <table:table-cell table:style-name="ce14" office:value-type="string">
            <text:p>Equilibrium</text:p>
          </table:table-cell>
          <table:table-cell table:style-name="ce14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tun for a few turns + equilibrium decreas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argeted heal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veals distant zone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sets all gift talents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Silences all in a AOE, including you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bsorbs spells cast at the user; increasing equilibrium until failure. Cannot cast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6" table:number-columns-repeated="4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0">
            <text:p>0</text:p>
          </table:table-cell>
          <table:table-cell table:style-name="ce19" office:value-type="string">
            <text:p>Burrows into a wall, digging it and moving throught it</text:p>
          </table:table-cell>
          <table:table-cell table:style-name="ce19" table:number-columns-repeated="2"/>
          <table:table-cell table:style-name="ce22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2" table:style-name="ce18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Fear cone</text:p>
          </table:table-cell>
          <table:table-cell table:style-name="ce16"/>
          <table:table-cell table:style-name="ce19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one knockback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Fire cone damage + fire dot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cold melee damag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creases armor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uper fast movement for a whil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reduces HP of all creatures around by X% of their current; cant kill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After using any drake active talents gains X% stun resist for Y turns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8"/>
          <table:table-cell table:style-name="ce17" table:number-columns-repeated="3"/>
          <table:table-cell table:style-name="ce20" table:number-columns-repeated="3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8" table:number-columns-repeated="2"/>
          <table:table-cell table:style-name="ce18" office:value-type="string">
            <text:p>Detonate :</text:p>
          </table:table-cell>
          <table:table-cell table:style-name="ce18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</text:p>
          </table:table-cell>
          <table:table-cell table:style-name="ce16" office:value-type="string">
            <text:p>-phys resist</text:p>
          </table:table-cell>
          <table:table-cell table:style-name="ce19" office:value-type="string">
            <text:p>offensive mele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slime</text:p>
          </table:table-cell>
          <table:table-cell table:style-name="ce18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bleed</text:p>
          </table:table-cell>
          <table:table-cell table:style-name="ce18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knockback</text:p>
          </table:table-cell>
          <table:table-cell table:style-name="ce18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fire</text:p>
          </table:table-cell>
          <table:table-cell table:style-name="ce16" office:value-type="string">
            <text:p>-fire resist</text:p>
          </table:table-cell>
          <table:table-cell table:style-name="ce19" office:value-type="string">
            <text:p>offensive caster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 ???</text:p>
          </table:table-cell>
          <table:table-cell table:style-name="ce18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ice</text:p>
          </table:table-cell>
          <table:table-cell table:style-name="ce18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cloud of fire</text:p>
          </table:table-cell>
          <table:table-cell table:style-name="ce18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 res%</text:p>
          </table:table-cell>
          <table:table-cell table:style-name="ce16" office:value-type="string">
            <text:p>aoe heal</text:p>
          </table:table-cell>
          <table:table-cell table:style-name="ce19" office:value-type="string">
            <text:p>tank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lay traps</text:p>
          </table:table-cell>
          <table:table-cell table:style-name="ce18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Induces a rage in your summon, increasing its damage (only on melee)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19" office:value-type="string">
            <text:p>Reduces cooldown of all summon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9" office:value-type="string">
            <text:p>Concentrate the forces of nature throught your wielded mindstars, creating a psionic blade sprouding from the mindstar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all of the Ooz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3" office:value-type="string">
            <text:p>Indiscernible Anatom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crit chance reduction ; <text:s/>poison immunity ; diseases immunity ; …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instant ; increases the strength &amp; duration of life regeneration temp effect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ooze through your psiblades, creating two independant beams of slime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Mind Parasi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fect <text:s/>the target with a small insect parasite that attacks the brain of the target, dealing X mind damage per turn and having X % chance to put a random spell on a 2 turn cooldow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al Aci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nytime you deal acid damage to a foe it gets a -X% natur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acid through your psiblades, creating two independant beams of acid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Corrosiv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nytime you deal nature damage to a foe it gets a -X% acid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ic Soi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acid amage done &amp; reduce acid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</text:p>
          </table:table-cell>
          <table:table-cell table:style-name="ce10" office:value-type="string">
            <text:p>Poisonous Spor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Release poison at the target; a random poison is selected; at range ; each time a poison ticks a cooldown is reduced by 1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Acid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style-name="ce21" office:value-type="string">
            <text:p>Acid sheath; when hit it creates a pool of acid under the attack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0">
            <text:p>30</text:p>
          </table:table-cell>
          <table:table-cell table:style-name="ce21" office:value-type="string">
            <text:p>Bolt nature damage; slows target; can bou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oss</text:p>
          </table:table-cell>
          <table:table-cell table:style-name="ce10" office:value-type="string">
            <text:p>Grasping Mos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thick and sticky moss that randomly pins or slows movement speed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Nurishing Mos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moss sucks the lifeforce of things inside it, channeling a small part of it to their mast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ppery Mos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ny complex actions has a chance to fail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3" office:value-type="string">
            <text:p><text:span text:style-name="T1">Hallucinogenic Moss</text:span>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moss covered in a special poison that confuses</text:p>
          </table:table-cell>
          <table:table-cell table:style-name="ce21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Maleable Body</text:p>
          </table:table-cell>
          <table:table-cell table:style-name="ce10" office:value-type="string">
            <text:p>Slithery Face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Malleability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8" table:formula="of:=SUM([.C1:.C113])" office:value-type="float" office:value="420">
            <text:p>420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6541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8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42">
            <text:p>42</text:p>
          </table:table-cell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Call of the Wild</text:p>
          </table:table-cell>
          <table:table-cell table:style-name="ce32" office:value-type="string">
            <text:p>Meditation</text:p>
          </table:table-cell>
          <table:table-cell table:style-name="ce32" office:value-type="string">
            <text:p>Nature's Touch</text:p>
          </table:table-cell>
          <table:table-cell table:style-name="ce32" office:value-type="string">
            <text:p>Earth's Eyes</text:p>
          </table:table-cell>
          <table:table-cell table:style-name="ce32" office:value-type="string">
            <text:p>Nature's Balanc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Antimagic</text:p>
          </table:table-cell>
          <table:table-cell table:style-name="ce32" office:value-type="string">
            <text:p>Resolve</text:p>
          </table:table-cell>
          <table:table-cell table:style-name="ce32" office:value-type="string">
            <text:p>Aura of Silence</text:p>
          </table:table-cell>
          <table:table-cell table:style-name="ce32" office:value-type="string">
            <text:p>Antimagic Shield</text:p>
          </table:table-cell>
          <table:table-cell table:style-name="ce32" office:value-type="string">
            <text:p>Mana Clas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micry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ymbiosis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32" table:number-columns-repeated="4"/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/>
          <table:table-cell table:style-name="ce31" table:number-columns-repeated="5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32" office:value-type="string">
            <text:p>Burrow</text:p>
          </table:table-cell>
          <table:table-cell table:style-name="ce32" office:value-type="string">
            <text:p>Swallow</text:p>
          </table:table-cell>
          <table:table-cell table:style-name="ce32" office:value-type="string">
            <text:p>Quake</text:p>
          </table:table-cell>
          <table:table-cell table:style-name="ce32" office:value-type="string">
            <text:p>Sand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 office:value-type="string">
            <text:p>Fire Drake Aspect</text:p>
          </table:table-cell>
          <table:table-cell table:style-name="ce32" office:value-type="string">
            <text:p>Bellowing Roar</text:p>
          </table:table-cell>
          <table:table-cell table:style-name="ce32" office:value-type="string">
            <text:p>Wing Buffet</text:p>
          </table:table-cell>
          <table:table-cell table:style-name="ce32" office:value-type="string">
            <text:p>Devouring Flame</text:p>
          </table:table-cell>
          <table:table-cell table:style-name="ce32" office:value-type="string">
            <text:p>Fire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32" office:value-type="string">
            <text:p>Ice Claw</text:p>
          </table:table-cell>
          <table:table-cell table:style-name="ce32" office:value-type="string">
            <text:p>Harden Skin</text:p>
          </table:table-cell>
          <table:table-cell table:style-name="ce32" office:value-type="string">
            <text:p>Ice Wall</text:p>
          </table:table-cell>
          <table:table-cell table:style-name="ce32" office:value-type="string">
            <text:p>Ice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32" office:value-type="string">
            <text:p>Lightning Speed</text:p>
          </table:table-cell>
          <table:table-cell table:style-name="ce32" office:value-type="string">
            <text:p>Static Field</text:p>
          </table:table-cell>
          <table:table-cell table:style-name="ce32" office:value-type="string">
            <text:p>Tornado</text:p>
          </table:table-cell>
          <table:table-cell table:style-name="ce32" office:value-type="string">
            <text:p>Lightning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32" office:value-type="string">
            <text:p>War Hound</text:p>
          </table:table-cell>
          <table:table-cell table:style-name="ce32" office:value-type="string">
            <text:p>Jelly</text:p>
          </table:table-cell>
          <table:table-cell table:style-name="ce32" office:value-type="string">
            <text:p>Minotaur</text:p>
          </table:table-cell>
          <table:table-cell table:style-name="ce32" office:value-type="string">
            <text:p>Stone Gole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32" office:value-type="string">
            <text:p>Fire Imp</text:p>
          </table:table-cell>
          <table:table-cell table:style-name="ce32" office:value-type="string">
            <text:p>Hydra</text:p>
          </table:table-cell>
          <table:table-cell table:style-name="ce32" office:value-type="string">
            <text:p>Warper</text:p>
          </table:table-cell>
          <table:table-cell table:style-name="ce32" office:value-type="string">
            <text:p>Fire Drak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32" office:value-type="string">
            <text:p>Turtle</text:p>
          </table:table-cell>
          <table:table-cell table:style-name="ce32" office:value-type="string">
            <text:p>Spider</text:p>
          </table:table-cell>
          <table:table-cell table:style-name="ce32" office:value-type="string">
            <text:p>Suppress Summoning</text:p>
          </table:table-cell>
          <table:table-cell table:style-name="ce32" office:value-type="string">
            <text:p>Contro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ugmentation</text:p>
          </table:table-cell>
          <table:table-cell table:style-name="ce32" office:value-type="string">
            <text:p>Rage</text:p>
          </table:table-cell>
          <table:table-cell table:style-name="ce32" office:value-type="string">
            <text:p>Detonate</text:p>
          </table:table-cell>
          <table:table-cell table:style-name="ce32" office:value-type="string">
            <text:p>Resilience</text:p>
          </table:table-cell>
          <table:table-cell table:style-name="ce32" office:value-type="string">
            <text:p>Phase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dvanced</text:p>
          </table:table-cell>
          <table:table-cell table:style-name="ce32" office:value-type="string">
            <text:p>Master Summoner</text:p>
          </table:table-cell>
          <table:table-cell table:style-name="ce32" office:value-type="string">
            <text:p>Grand Arrival</text:p>
          </table:table-cell>
          <table:table-cell table:style-name="ce32" office:value-type="string">
            <text:p>Nature's Cycle</text:p>
          </table:table-cell>
          <table:table-cell table:style-name="ce32" office:value-type="string">
            <text:p>Wild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Fungus</text:p>
          </table:table-cell>
          <table:table-cell table:style-name="ce32" office:value-type="string">
            <text:p>Wild Growth</text:p>
          </table:table-cell>
          <table:table-cell table:style-name="ce32" office:value-type="string">
            <text:p>Fungal Growth</text:p>
          </table:table-cell>
          <table:table-cell table:style-name="ce32" office:value-type="string">
            <text:p>Ancesral Life</text:p>
          </table:table-cell>
          <table:table-cell table:style-name="ce32" office:value-type="string">
            <text:p>Sudden Grow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lime Aspect</text:p>
          </table:table-cell>
          <table:table-cell table:style-name="ce32" office:value-type="string">
            <text:p>Poisonous Spores</text:p>
          </table:table-cell>
          <table:table-cell table:style-name="ce32" office:value-type="string">
            <text:p>Acidic Skin</text:p>
          </table:table-cell>
          <table:table-cell table:style-name="ce32" office:value-type="string">
            <text:p>Slime Spit</text:p>
          </table:table-cell>
          <table:table-cell table:style-name="ce32" office:value-type="string">
            <text:p>Slime Roots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32" office:value-type="string">
            <text:p>Psiblades</text:p>
          </table:table-cell>
          <table:table-cell table:style-name="ce32" office:value-type="string">
            <text:p>Thorn Grab</text:p>
          </table:table-cell>
          <table:table-cell table:style-name="ce32" office:value-type="string">
            <text:p>Leaves Tide</text:p>
          </table:table-cell>
          <table:table-cell table:style-name="ce32" office:value-type="string">
            <text:p>Nature's Equilibiru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ucus</text:p>
          </table:table-cell>
          <table:table-cell table:style-name="ce32" office:value-type="string">
            <text:p>Mucus</text:p>
          </table:table-cell>
          <table:table-cell table:style-name="ce32" office:value-type="string">
            <text:p>Acid Splash</text:p>
          </table:table-cell>
          <table:table-cell table:style-name="ce32" office:value-type="string">
            <text:p>Living Mucus</text:p>
          </table:table-cell>
          <table:table-cell table:style-name="ce32" office:value-type="string">
            <text:p>Oozewalk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e</text:p>
          </table:table-cell>
          <table:table-cell table:style-name="ce32" office:value-type="string">
            <text:p>Mitosis</text:p>
          </table:table-cell>
          <table:table-cell table:style-name="ce32" office:value-type="string">
            <text:p>Reabsorb</text:p>
          </table:table-cell>
          <table:table-cell table:style-name="ce32" office:value-type="string">
            <text:p>Call of the Ooze</text:p>
          </table:table-cell>
          <table:table-cell table:style-name="ce32" office:value-type="string">
            <text:p>One with the Ooz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orrosive Blades</text:p>
          </table:table-cell>
          <table:table-cell table:style-name="ce32" office:value-type="string">
            <text:p>Acidbeam</text:p>
          </table:table-cell>
          <table:table-cell table:style-name="ce32" office:value-type="string">
            <text:p>Corrosive Nature</text:p>
          </table:table-cell>
          <table:table-cell table:style-name="ce32" office:value-type="string">
            <text:p>Corrosive Seeds</text:p>
          </table:table-cell>
          <table:table-cell table:style-name="ce32" office:value-type="string">
            <text:p>Acidic Soi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ing Blades</text:p>
          </table:table-cell>
          <table:table-cell table:style-name="ce32" office:value-type="string">
            <text:p>Oozebeam</text:p>
          </table:table-cell>
          <table:table-cell table:style-name="ce32" office:value-type="string">
            <text:p>Natural Acid</text:p>
          </table:table-cell>
          <table:table-cell table:style-name="ce32" office:value-type="string">
            <text:p>Mind Parasite</text:p>
          </table:table-cell>
          <table:table-cell table:style-name="ce32" office:value-type="string">
            <text:p>Unstoppable Natur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oss</text:p>
          </table:table-cell>
          <table:table-cell table:style-name="ce32" office:value-type="string">
            <text:p>Grasping Moss</text:p>
          </table:table-cell>
          <table:table-cell table:style-name="ce32" office:value-type="string">
            <text:p>Nurishing Moss</text:p>
          </table:table-cell>
          <table:table-cell table:style-name="ce32" office:value-type="string">
            <text:p>Slippery Moss</text:p>
          </table:table-cell>
          <table:table-cell table:style-name="ce32" office:value-type="string">
            <text:p>Hallucinogenic Moss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65500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12/03/2013</text:date>, <text:time>00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3-03-12T00:51:54</dc:date>
    <dc:language>fr-FR</dc:language>
    <meta:editing-cycles>231</meta:editing-cycles>
    <meta:editing-duration>P20DT21H59M42S</meta:editing-duration>
    <meta:document-statistic meta:table-count="3" meta:cell-count="520" meta:object-count="0"/>
    <meta:user-defined meta:name="Info 1"/>
    <meta:user-defined meta:name="Info 2"/>
    <meta:user-defined meta:name="Info 3"/>
    <meta:user-defined meta:name="Info 4"/>
  </office:meta>
</office:document-meta>
</file>